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textarea-horizontal-align="center" draw:textarea-vertical-align="top" draw:auto-grow-height="false" draw:fit-to-size="shrink-to-fit" fo:min-height="18.2cm"/>
    </style:style>
    <style:style style:name="pr6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7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New1" fo:font-size="16pt" style:font-size-asian="16pt" style:font-size-complex="16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2" fo:font-size="24pt" style:font-size-asian="24pt" style:font-size-complex="24pt"/>
    </style:style>
    <style:style style:name="T6" style:family="text">
      <style:text-properties style:font-name="Courier New1" fo:font-size="22pt" style:font-size-asian="22pt" style:font-size-complex="22pt"/>
    </style:style>
    <style:style style:name="T7" style:family="text">
      <style:text-properties style:font-name="Arial2" fo:font-size="18pt" style:font-size-asian="18pt" style:font-size-complex="18pt"/>
    </style:style>
    <style:style style:name="T8" style:family="text">
      <style:text-properties style:font-name="Courier New1" fo:font-size="16pt" style:font-size-asian="16pt" style:font-size-complex="16pt"/>
    </style:style>
    <style:style style:name="T9" style:family="text">
      <style:text-properties style:font-name="Arial2" fo:font-size="16pt" style:font-size-asian="16pt" style:font-size-complex="16pt"/>
    </style:style>
    <style:style style:name="T10" style:family="text">
      <style:text-properties style:font-name="Arial2"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8pt"/>
    </style:style>
    <style:style style:name="T12" style:family="text">
      <style:text-properties style:font-name="Courier New1"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2"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style:font-name="Courier New1" fo:font-size="18pt" style:font-size-asian="18pt" style:font-size-complex="18pt"/>
    </style:style>
    <style:style style:name="T16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Courier New1" fo:font-size="18pt" style:text-underline-style="none" style:font-size-asian="18pt" style:font-size-complex="18pt"/>
    </style:style>
    <style:style style:name="T20" style:family="text">
      <style:text-properties style:font-name="Courier New1" fo:font-size="24pt" style:text-underline-style="none" style:font-size-asian="24pt" style:font-size-complex="24pt"/>
    </style:style>
    <style:style style:name="T21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22" style:family="text">
      <style:text-properties style:font-name="Arial2" fo:font-size="18pt" style:text-underline-style="none" style:font-size-asian="18pt" style:font-size-complex="18pt"/>
    </style:style>
    <style:style style:name="T23" style:family="text">
      <style:text-properties style:font-name="Arial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4" style:family="text">
      <style:text-properties style:font-name="Arial2" fo:font-size="18pt" style:text-underline-style="none" fo:font-weight="normal" style:font-size-asian="18pt" style:font-weight-asian="normal" style:font-size-complex="18pt" style:font-weight-complex="normal"/>
    </style:style>
    <style:style style:name="T25" style:family="text">
      <style:text-properties style:font-name="Arial2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2<text:span text:style-name="T1">nd</text:span> March 2016</text:p>
            <text:p text:style-name="P1"/>
            <text:p text:style-name="P1"><text:span text:style-name="T2">(not presente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Recap</text:span></text:p>
            <text:p text:style-name="P1"/>
            <text:p text:style-name="P1">Last time we looked at :-</text:p>
            <text:p text:style-name="P1"/>
            <text:p text:style-name="P1"/>
            <text:p text:style-name="P1">The factorial function, <text:span text:style-name="T4">n!</text:span> </text:p>
            <text:p text:style-name="P1"/>
            <text:p text:style-name="P1">and two implementations of it - </text:p>
            <text:p text:style-name="P1"/>
            <text:p text:style-name="P1">iterative and recursive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Homework</text:span></text:p>
            <text:p text:style-name="P1"/>
            <text:p text:style-name="P1"/>
            <text:p text:style-name="P1">There wasn't any!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look back at the material we've covered so far.</text:span></text:p>
            <text:p text:style-name="P2"><text:span text:style-name="T2"/></text:p>
            <text:p text:style-name="P2"><text:span text:style-name="T2">Then look at some features of C that we haven't seen yet.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look back at the material we've covered so far</text:span></text:p>
            <text:p text:style-name="P2"><text:span text:style-name="T2"/></text:p>
            <text:p text:style-name="P2"><text:span text:style-name="T2">Then look at some features of C that we haven't seen yet.</text:span></text:p>
            <text:p text:style-name="P2"><text:span text:style-name="T5"/></text:p>
            <text:p text:style-name="P2"><text:span text:style-name="T5">Things we've covered --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look back at the material we've covered so far</text:span></text:p>
            <text:p text:style-name="P2"><text:span text:style-name="T2"/></text:p>
            <text:p text:style-name="P2"><text:span text:style-name="T2">Then look at some features of C that we haven't seen yet.</text:span></text:p>
            <text:p text:style-name="P2"><text:span text:style-name="T5"/></text:p>
            <text:p text:style-name="P2"><text:span text:style-name="T5">Things we've covered --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4cm" svg:height="18.2cm" svg:x="1.4cm" svg:y="1.4cm" presentation:class="subtitle" presentation:user-transformed="true">
          <draw:text-box>
            <text:p text:style-name="P1">This Time</text:p>
            <text:p text:style-name="P1"/>
            <text:p text:style-name="P2"><text:span text:style-name="T2">We'll look at classifying operations with an enum:</text:span></text:p>
            <text:p text:style-name="P1"/>
            <text:p text:style-name="P1"><text:span text:style-name="T6">enum Operations {Add, Subtract, Mult, Divide, … };</text:span></text:p>
            <text:p text:style-name="P1"><text:span text:style-name="T6"/></text:p>
            <text:p text:style-name="P2"><text:span text:style-name="T5">This will let us add something to the calculator to say how many arguments each function needs.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4cm" svg:height="18.2cm" svg:x="1.4cm" svg:y="1.4cm" presentation:class="subtitle" presentation:user-transformed="true">
          <draw:text-box>
            <text:p text:style-name="P2"><text:span text:style-name="T7">We define an enum of the operations that we can do</text:span></text:p>
            <text:p text:style-name="P2"><text:span text:style-name="T5"/></text:p>
            <text:p text:style-name="P2"><text:span text:style-name="T8"><text:s text:c="4"/></text:span><text:span text:style-name="T8">enum Operations {</text:span></text:p>
            <text:p text:style-name="P2"><text:span text:style-name="T8"><text:s text:c="8"/></text:span><text:span text:style-name="T8">ADD, SUBTRACT, MULT, DIVIDE, MODULO, POWER, NONE</text:span></text:p>
            <text:p text:style-name="P2"><text:span text:style-name="T8"><text:s text:c="4"/></text:span><text:span text:style-name="T8">};</text:span></text:p>
            <text:p text:style-name="P2"><text:span text:style-name="T8"/></text:p>
            <text:p text:style-name="P2"><text:span text:style-name="T7">We have something in there that means “no operation” - NONE.</text:span></text:p>
            <text:p text:style-name="P2"><text:span text:style-name="T7"/></text:p>
            <text:p text:style-name="P2"><text:span text:style-name="T7"/></text:p>
            <text:p text:style-name="P2"><text:span text:style-name="T7">And keep a note of the number of them :-</text:span></text:p>
            <text:p text:style-name="P2"><text:span text:style-name="T8"/></text:p>
            <text:p text:style-name="P2"><text:span text:style-name="T8"><text:s text:c="4"/></text:span><text:span text:style-name="T8">const int numberOfOps = 6;</text:span></text:p>
            <text:p text:style-name="P2"><text:span text:style-name="T8"/></text:p>
            <text:p text:style-name="P2"><text:span text:style-name="T7"/></text:p>
            <text:p text:style-name="P2"><text:span text:style-name="T7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7"/></text:p>
            <text:p text:style-name="P2"><text:span text:style-name="T7">We then define what the strings of characters are for each operation :-</text:span></text:p>
            <text:p text:style-name="P2"><text:span text:style-name="T5"/></text:p>
            <text:p text:style-name="P2"><text:span text:style-name="T8"><text:s text:c="4"/></text:span><text:span text:style-name="T8">char opStrings[][4] = {"add", "-", "*", "/", "%", "^"};</text:span></text:p>
            <text:p text:style-name="P2"><text:span text:style-name="T9"/></text:p>
            <text:p text:style-name="P2"><text:span text:style-name="T9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4cm" svg:height="18.2cm" svg:x="1.4cm" svg:y="1.4cm" presentation:class="subtitle" presentation:user-transformed="true">
          <draw:text-box>
            <text:p text:style-name="P2"><text:span text:style-name="T7">This is an array of strings. <text:s/>Because each string is an array of characters, what we end up with is a </text:span><text:span text:style-name="T10">two</text:span><text:span text:style-name="T7">-dimensional array of characters.</text:span></text:p>
            <text:p text:style-name="P2"><text:span text:style-name="T5"/></text:p>
            <text:p text:style-name="P2"><text:span text:style-name="T8"><text:s text:c="4"/></text:span><text:span text:style-name="T8">char opStrings[][4] = {"add", "-", "*", "/", "%", "^"};</text:span></text:p>
            <text:p text:style-name="P2"><text:span text:style-name="T8"/></text:p>
          </draw:text-box>
        </draw:frame>
        <draw:custom-shape draw:style-name="gr2" draw:text-style-name="P4" draw:layer="layout" svg:width="11.8cm" svg:height="4.2cm" svg:x="13cm" svg:y="6.8cm">
          <text:p text:style-name="P1"><text:span text:style-name="T11">This says that each string can</text:span></text:p>
          <text:p text:style-name="P1"><text:span text:style-name="T11">be up to four characters long</text:span></text:p>
          <draw:enhanced-geometry svg:viewBox="0 0 21600 21600" draw:text-areas="800 800 20800 20800" draw:type="round-rectangular-callout" draw:modifiers="-6832.70909244979 -11764.0561771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9.6cm" svg:height="4cm" svg:x="1cm" svg:y="6.6cm">
          <text:p text:style-name="P1"><text:span text:style-name="T11">These empty brackets</text:span></text:p>
          <text:p text:style-name="P1"><text:span text:style-name="T11">mean that the array</text:span></text:p>
          <text:p text:style-name="P1"><text:span text:style-name="T11">has as many items</text:span></text:p>
          <text:p text:style-name="P1"><text:span text:style-name="T11">as are given on the </text:span></text:p>
          <text:p text:style-name="P1"><text:span text:style-name="T11">right hand side, 6 in this case</text:span></text:p>
          <draw:enhanced-geometry svg:viewBox="0 0 21600 21600" draw:text-areas="800 800 20800 20800" draw:type="round-rectangular-callout" draw:modifiers="15210.6655556713 -10705.5236190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4cm" svg:height="18.2cm" svg:x="1.4cm" svg:y="1.4cm" presentation:class="subtitle" presentation:user-transformed="true">
          <draw:text-box>
            <text:p text:style-name="P2"><text:span text:style-name="T7">This is an array of strings. <text:s/>Because each string is an array of characters, what we end up with is a </text:span><text:span text:style-name="T10">two</text:span><text:span text:style-name="T7">-dimensional array of characters.</text:span></text:p>
            <text:p text:style-name="P2"><text:span text:style-name="T5"/></text:p>
            <text:p text:style-name="P2"><text:span text:style-name="T8"><text:s text:c="4"/></text:span><text:span text:style-name="T8">char opStrings[][4] = {"add", "-", "*", "/", "%", "^"};</text:span></text:p>
            <text:p text:style-name="P2"><text:span text:style-name="T12"/></text:p>
            <text:p text:style-name="P2"><text:span text:style-name="T7">C stores this kind of array like this in memory :-</text:span></text:p>
            <text:p text:style-name="P2"><text:span text:style-name="T5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<text:s text:c="3"/></text:span><text:span text:style-name="T7">0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4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"/>8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12</text:span></text:p>
            <text:p text:style-name="P2"><text:span text:style-name="T7"><text:s text:c="2"/></text:span><text:span text:style-name="T7"><text:tab/></text:span><text:span text:style-name="T7"><text:tab/></text:span><text:span text:style-name="T7"><text:tab/></text:span></text:p>
            <text:p text:style-name="P2"><text:span text:style-name="T7"><text:tab/></text:span><text:span text:style-name="T7">opStrings[0]</text:span><text:span text:style-name="T7"><text:tab/></text:span><text:span text:style-name="T7"><text:tab/></text:span><text:span text:style-name="T7"><text:tab/></text:span><text:span text:style-name="T7">opStrings[1]</text:span><text:span text:style-name="T7"><text:tab/></text:span><text:span text:style-name="T7"><text:tab/></text:span><text:span text:style-name="T7">opStrings[2]</text:span><text:span text:style-name="T7"><text:tab/></text:span><text:span text:style-name="T7"><text:tab/></text:span><text:span text:style-name="T7"><text:tab/></text:span><text:span text:style-name="T7">opStrings[3]</text:span><text:span text:style-name="T7"><text:tab/></text:span><text:span text:style-name="T7"><text:tab/></text:span><text:span text:style-name="T7">...</text:span></text:p>
            <text:p text:style-name="P2"><text:span text:style-name="T7"/></text:p>
            <text:p text:style-name="P2"><text:span text:style-name="T7"/></text:p>
            <text:p text:style-name="P2"><text:span text:style-name="T7">We need to tell it how long each element is so that it can place the next bit in memory in the right place.</text:span></text:p>
            <text:p text:style-name="P2"><text:span text:style-name="T7"/></text:p>
            <text:p text:style-name="P2"><text:span text:style-name="T7">The array elements are fixed length, you can see that in this case we couldn't change the size of any without having to move all of the others around.</text:span></text:p>
            <text:p text:style-name="P2"><text:span text:style-name="T7"/></text:p>
            <text:p text:style-name="P2"><text:span text:style-name="T7">That's why we have to specify something like 4 as the size of a box.</text:span></text:p>
          </draw:text-box>
        </draw:frame>
        <draw:custom-shape draw:style-name="gr3" draw:text-style-name="P1" draw:layer="layout" svg:width="5.4cm" svg:height="1cm" svg:x="1.8cm" svg:y="7.8cm">
          <text:p text:style-name="P2">ad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cm" svg:x="7.6cm" svg:y="7.8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cm" svg:x="19.2cm" svg:y="7.8cm">
          <text:p text:style-name="P2">/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cm" svg:x="13.4cm" svg:y="7.8cm">
          <text:p text:style-name="P2">*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4cm" svg:height="18.2cm" svg:x="1.4cm" svg:y="1.4cm" presentation:class="subtitle" presentation:user-transformed="true">
          <draw:text-box>
            <text:p text:style-name="P2"><text:span text:style-name="T7">To go with the things that we've already defined, we add some information to say how many arguments each of the operations needs :-</text:span></text:p>
            <text:p text:style-name="P2"><text:span text:style-name="T5"/></text:p>
            <text:p text:style-name="P2"><text:span text:style-name="T8"><text:s text:c="4"/></text:span><text:span text:style-name="T8">int numargs[] = {2, 2, 2, 2, 2, 2};</text:span></text:p>
            <text:p text:style-name="P2"><text:span text:style-name="T8"/></text:p>
            <text:p text:style-name="P2"><text:span text:style-name="T7">At the moment, all of them take 2 arguments, but now we can use single or even triple-argument operations.</text:span></text:p>
            <text:p text:style-name="P2"><text:span text:style-name="T7"/></text:p>
            <text:p text:style-name="P2"><text:span text:style-name="T7">We read the information vertically, so the string “add” means operation ADD, and it takes two numbers.</text:span></text:p>
            <text:p text:style-name="P2"><text:span text:style-name="T7"/></text:p>
            <text:p text:style-name="P2"><text:span text:style-name="T7">We've created a kind of table :-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8"><text:s text:c="6"/></text:span><text:span text:style-name="T8">char opStrings[][4] = {"add", "-", "*", "/", "%", "^"};</text:span></text:p>
            <text:p text:style-name="P2"><text:span text:style-name="T8">enum Operations opsList[] = {ADD, SUBTRACT, MULT, DIVIDE, MODULO, POWER};</text:span></text:p>
            <text:p text:style-name="P2"><text:span text:style-name="T8"><text:s text:c="12"/></text:span><text:span text:style-name="T8">int numargs[] = {2, 2, 2, 2, 2, 2};</text:span></text:p>
            <text:p text:style-name="P2"><text:span text:style-name="T8"/></text:p>
            <text:p text:style-name="P2"><text:span text:style-name="T9"/></text:p>
          </draw:text-box>
        </draw:frame>
        <draw:frame draw:style-name="standard" draw:layer="layout" svg:width="25.053cm" svg:height="3.694cm" svg:x="1.53cm" svg:y="11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13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13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13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4cm" svg:height="18.2cm" svg:x="1.4cm" svg:y="1.4cm" presentation:class="subtitle" presentation:user-transformed="true">
          <draw:text-box>
            <text:p text:style-name="P2"><text:span text:style-name="T7"/></text:p>
            <text:p text:style-name="P2"><text:span text:style-name="T14">Adding new functions</text:span></text:p>
            <text:p text:style-name="P2"><text:span text:style-name="T7"/></text:p>
            <text:p text:style-name="P2"><text:span text:style-name="T7">This is now really simple :-</text:span></text:p>
            <text:p text:style-name="P2"><text:span text:style-name="T7"/></text:p>
            <text:p text:style-name="P2"><text:span text:style-name="T7">If we want to add in our factorial function, which uses “!”, we add that to </text:span><text:span text:style-name="T15">opStrings</text:span><text:span text:style-name="T7"> :-</text:span></text:p>
            <text:p text:style-name="P2"><text:span text:style-name="T5"/></text:p>
            <text:p text:style-name="P2"><text:span text:style-name="T8"><text:s text:c="4"/></text:span><text:span text:style-name="T8">char opStrings[][6] = {"add", "-", "*", "/", "%", "^", “</text:span><text:span text:style-name="T16">!</text:span><text:span text:style-name="T8">”};</text:span></text:p>
            <text:p text:style-name="P2"><text:span text:style-name="T8"/></text:p>
            <text:p text:style-name="P2"><text:span text:style-name="T7">Add </text:span><text:span text:style-name="T15">FACTORIAL</text:span><text:span text:style-name="T7"> as an operation :-</text:span></text:p>
            <text:p text:style-name="P2"><text:span text:style-name="T7"/></text:p>
            <text:p text:style-name="P2"><text:span text:style-name="T8"><text:s text:c="4"/></text:span><text:span text:style-name="T8">enum Operations opsList[] = {ADD, SUBTRACT, MULT, DIVIDE, MODULO,</text:span></text:p>
            <text:p text:style-name="P2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POWER, </text:span><text:span text:style-name="T17">FACTORIAL</text:span><text:span text:style-name="T8">};</text:span></text:p>
            <text:p text:style-name="P2"><text:span text:style-name="T8"/></text:p>
            <text:p text:style-name="P2"><text:span text:style-name="T7">And note that it only takes one argument, so we put a 1 in the </text:span><text:span text:style-name="T15">numargs</text:span><text:span text:style-name="T7"> array in the right place.:-</text:span></text:p>
            <text:p text:style-name="P2"><text:span text:style-name="T7"/></text:p>
            <text:p text:style-name="P2"><text:span text:style-name="T8"><text:s text:c="4"/></text:span><text:span text:style-name="T8">int numargs[] = {2, 2, 2, 2, 2, 2, </text:span><text:span text:style-name="T16">1</text:span><text:span text:style-name="T8">};</text:span></text:p>
            <text:p text:style-name="P2"><text:span text:style-name="T8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4cm" svg:height="18.2cm" svg:x="1.4cm" svg:y="1.4cm" presentation:class="subtitle" presentation:user-transformed="true">
          <draw:text-box>
            <text:p text:style-name="P2"><text:span text:style-name="T7"/></text:p>
            <text:p text:style-name="P2"><text:span text:style-name="T14">What happens now...</text:span></text:p>
            <text:p text:style-name="P2"><text:span text:style-name="T7"/></text:p>
            <text:p text:style-name="P2"><text:span text:style-name="T7">Now, when we get the operation string from the user, we -</text:span></text:p>
            <text:p text:style-name="P2"><text:span text:style-name="T7"/></text:p>
            <text:p text:style-name="P2"><text:span text:style-name="T7"><text:tab/></text:span><text:span text:style-name="T7">scan through opStrings[], looking for a match.</text:span></text:p>
            <text:p text:style-name="P2"><text:span text:style-name="T7"/></text:p>
            <text:p text:style-name="P2"><text:span text:style-name="T7"><text:tab/></text:span><text:span text:style-name="T7">make a note of which index number matches the input (if any) - n</text:span></text:p>
            <text:p text:style-name="P2"><text:span text:style-name="T7"/></text:p>
            <text:p text:style-name="P2"><text:span text:style-name="T7"><text:tab/></text:span><text:span text:style-name="T7">get the operation and number of arguments from opsList[n] and numArgs[n].</text:span></text:p>
            <text:p text:style-name="P2"><text:span text:style-name="T7"/></text:p>
            <text:p text:style-name="P2"><text:span text:style-name="T7"/></text:p>
            <text:p text:style-name="P2"><text:span text:style-name="T7">Example -</text:span></text:p>
            <text:p text:style-name="P2"><text:span text:style-name="T7"/></text:p>
            <text:p text:style-name="P2"><text:span text:style-name="T7">if the operation string is “^”,</text:span></text:p>
            <text:p text:style-name="P2"><text:span text:style-name="T7"/></text:p>
            <text:p text:style-name="P2"><text:span text:style-name="T7"><text:tab/></text:span><text:span text:style-name="T7">we find that opStrings[5] matches it.</text:span></text:p>
            <text:p text:style-name="P2"><text:span text:style-name="T7"/></text:p>
            <text:p text:style-name="P2"><text:span text:style-name="T7"><text:tab/></text:span><text:span text:style-name="T7">opsList[5] is POWER, and</text:span></text:p>
            <text:p text:style-name="P2"><text:span text:style-name="T7"/></text:p>
            <text:p text:style-name="P2"><text:span text:style-name="T7"><text:tab/></text:span><text:span text:style-name="T7">numargs[5] is 2</text:span></text:p>
            <text:p text:style-name="P2"><text:span text:style-name="T8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4cm" svg:height="18.2cm" svg:x="1.4cm" svg:y="1.4cm" presentation:class="subtitle" presentation:user-transformed="true">
          <draw:text-box>
            <text:p text:style-name="P2"><text:span text:style-name="T7">If nothing matches, we'll set the operation to NONE, and most likely issue an error message.</text:span></text:p>
            <text:p text:style-name="P2"><text:span text:style-name="T8"/></text:p>
            <text:p text:style-name="P2"><text:span text:style-name="T7">We've now got information on how many arguments are needed, whether we need to ask for a second number.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It is now very simple to add more functions to the calculator.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So if we add factorial, like this -</text:span></text:p>
            <text:p text:style-name="P2"><text:span text:style-name="T7"/></text:p>
            <text:p text:style-name="P2"><text:span text:style-name="T8">enum Operations {ADD, SUBTRACT, MULT, DIVIDE, MODULO, POWER, </text:span><text:span text:style-name="T18">FACTORIAL</text:span><text:span text:style-name="T8">};</text:span></text:p>
            <text:p text:style-name="P2"><text:span text:style-name="T8"/></text:p>
            <text:p text:style-name="P2"><text:span text:style-name="T8">char opStrings[][4] = {"add", "-", "*", "/", "%", "^", “!”};</text:span></text:p>
            <text:p text:style-name="P2"><text:span text:style-name="T8"/></text:p>
            <text:p text:style-name="P2"><text:span text:style-name="T8">enum Operations opsList[] = {ADD, SUBTRACT, MULT, DIVIDE, MODULO,</text:span></text:p>
            <text:p text:style-name="P2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POWER, </text:span><text:span text:style-name="T18">FACTORIAL</text:span><text:span text:style-name="T8">};</text:span></text:p>
            <text:p text:style-name="P2"><text:span text:style-name="T8"/></text:p>
            <text:p text:style-name="P2"><text:span text:style-name="T8">int numargs[] = {2, 2, 2, 2, 2, 2, </text:span><text:span text:style-name="T18">1</text:span><text:span text:style-name="T8">};</text:span></text:p>
            <text:p text:style-name="P2"><text:span text:style-name="T8"/></text:p>
            <text:p text:style-name="P2"><text:span text:style-name="T7">Then we use the information in numargs[] to see if we need a second number, which we don't in this case 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4cm" svg:height="18.2cm" svg:x="1.4cm" svg:y="1.4cm" presentation:class="subtitle" presentation:user-transformed="true">
          <draw:text-box>
            <text:p text:style-name="P2"><text:span text:style-name="T19"/></text:p>
            <text:p text:style-name="P2"><text:span text:style-name="T20"/></text:p>
            <text:p text:style-name="P2"><text:span text:style-name="T20"><text:tab/></text:span><text:span text:style-name="T20"><text:tab/></text:span><text:span text:style-name="T20"><text:tab/></text:span><text:span text:style-name="T20"> <text:s text:c="4"/></text:span><text:span text:style-name="T20">printf("Operation: ");</text:span></text:p>
            <text:p text:style-name="P2"><text:span text:style-name="T20"><text:s text:c="12"/></text:span><text:span text:style-name="T20">gets(operation);</text:span></text:p>
            <text:p text:style-name="P2"><text:span text:style-name="T20"/></text:p>
            <text:p text:style-name="P2"><text:span text:style-name="T20"><text:s text:c="12"/></text:span><text:span text:style-name="T20">/* classify the operation */</text:span></text:p>
            <text:p text:style-name="P2"><text:span text:style-name="T20"><text:s text:c="12"/></text:span><text:span text:style-name="T20">/* search through our array of operations, look for a match */</text:span></text:p>
            <text:p text:style-name="P2"><text:span text:style-name="T20"><text:s text:c="12"/></text:span><text:span text:style-name="T20">for (int i = 0; i &lt; numberOfOps; i++) {</text:span></text:p>
            <text:p text:style-name="P2"><text:span text:style-name="T20"><text:s text:c="16"/></text:span><text:span text:style-name="T20">if (strcmp(operation, opStrings[i]) == 0) {</text:span></text:p>
            <text:p text:style-name="P2"><text:span text:style-name="T20"><text:s text:c="20"/></text:span><text:span text:style-name="T20">theOperation = opsList[i];</text:span></text:p>
            <text:p text:style-name="P2"><text:span text:style-name="T20"><text:s text:c="20"/></text:span><text:span text:style-name="T20">/* save the number of args that this op takes */</text:span></text:p>
            <text:p text:style-name="P2"><text:span text:style-name="T20"><text:s text:c="20"/></text:span><text:span text:style-name="T20">numberOfArgs = numargs[i];</text:span></text:p>
            <text:p text:style-name="P2"><text:span text:style-name="T20"><text:s text:c="20"/></text:span><text:span text:style-name="T20">break;</text:span></text:p>
            <text:p text:style-name="P2"><text:span text:style-name="T20"><text:s text:c="16"/></text:span><text:span text:style-name="T20">}</text:span></text:p>
            <text:p text:style-name="P2"><text:span text:style-name="T20"><text:s text:c="12"/></text:span><text:span text:style-name="T20">}</text:span></text:p>
            <text:p text:style-name="P2"><text:span text:style-name="T20"/></text:p>
            <text:p text:style-name="P2"><text:span text:style-name="T20"><text:s text:c="12"/></text:span><text:span text:style-name="T20">if (theOperation == NONE) {</text:span></text:p>
            <text:p text:style-name="P2"><text:span text:style-name="T20"><text:s text:c="16"/></text:span><text:span text:style-name="T20">printf("That operation %s isn't known.\n", operation);</text:span></text:p>
            <text:p text:style-name="P2"><text:span text:style-name="T20"><text:s text:c="16"/></text:span><text:span text:style-name="T20">break;</text:span></text:p>
            <text:p text:style-name="P2"><text:span text:style-name="T20"><text:s text:c="12"/></text:span><text:span text:style-name="T20">}</text:span></text:p>
            <text:p text:style-name="P2"><text:span text:style-name="T20"/></text:p>
            <text:p text:style-name="P2"><text:span text:style-name="T20"><text:s text:c="12"/></text:span><text:span text:style-name="T21">/* if we need another number, ask for it */</text:span></text:p>
            <text:p text:style-name="P2"><text:span text:style-name="T21"><text:s text:c="12"/></text:span><text:span text:style-name="T21">if (numberOfArgs == 2) {</text:span></text:p>
            <text:p text:style-name="P2"><text:span text:style-name="T21"><text:s text:c="16"/></text:span><text:span text:style-name="T21">printf("Number2: ");</text:span></text:p>
            <text:p text:style-name="P2"><text:span text:style-name="T21"><text:s text:c="16"/></text:span><text:span text:style-name="T21">gets(buffer);</text:span></text:p>
            <text:p text:style-name="P2"><text:span text:style-name="T21"><text:s text:c="16"/></text:span><text:span text:style-name="T21">if (strlen(buffer) == 0) {</text:span></text:p>
            <text:p text:style-name="P2"><text:span text:style-name="T21"><text:s text:c="20"/></text:span><text:span text:style-name="T21">printf("no number input - quitting\n");</text:span></text:p>
            <text:p text:style-name="P2"><text:span text:style-name="T21"><text:s text:c="20"/></text:span><text:span text:style-name="T21">break;</text:span></text:p>
            <text:p text:style-name="P2"><text:span text:style-name="T21"><text:s text:c="16"/></text:span><text:span text:style-name="T21">}</text:span></text:p>
            <text:p text:style-name="P2"><text:span text:style-name="T21"><text:s text:c="16"/></text:span><text:span text:style-name="T21">number2 = strtol(buffer, NULL, 10);</text:span></text:p>
            <text:p text:style-name="P2"><text:span text:style-name="T21"><text:s text:c="12"/></text:span><text:span text:style-name="T21">}</text:span></text:p>
            <text:p text:style-name="P2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2">The other big change is that we can use the fact that the operation only takes a few, known values. <text:s/>Instead of comparing strings, we use a case statement :-</text:span></text:p>
            <text:p text:style-name="P2"><text:span text:style-name="T22"/></text:p>
            <text:p text:style-name="P2"><text:span text:style-name="T19">switch (theOperation) {</text:span></text:p>
            <text:p text:style-name="P2"><text:span text:style-name="T19"/></text:p>
            <text:p text:style-name="P2"><text:span text:style-name="T19"><text:tab/></text:span><text:span text:style-name="T19">case ADD:</text:span></text:p>
            <text:p text:style-name="P2"><text:span text:style-name="T19"><text:tab/></text:span><text:span text:style-name="T19"><text:tab/></text:span><text:span text:style-name="T19">...</text:span></text:p>
            <text:p text:style-name="P2"><text:span text:style-name="T19"/></text:p>
            <text:p text:style-name="P2"><text:span text:style-name="T19"><text:tab/></text:span><text:span text:style-name="T19">case SUBTRACT:</text:span></text:p>
            <text:p text:style-name="P2"><text:span text:style-name="T19"><text:tab/></text:span><text:span text:style-name="T19"><text:tab/></text:span><text:span text:style-name="T19">...</text:span></text:p>
            <text:p text:style-name="P2"><text:span text:style-name="T19"/></text:p>
            <text:p text:style-name="P2"><text:span text:style-name="T19"><text:tab/></text:span><text:span text:style-name="T19">case MULT:</text:span></text:p>
            <text:p text:style-name="P2"><text:span text:style-name="T19"><text:tab/></text:span><text:span text:style-name="T19"><text:tab/></text:span><text:span text:style-name="T19">...</text:span></text:p>
            <text:p text:style-name="P2"><text:span text:style-name="T19"/></text:p>
            <text:p text:style-name="P2"><text:span text:style-name="T19"><text:tab/></text:span><text:span text:style-name="T19">}</text:span></text:p>
            <text:p text:style-name="P2"><text:span text:style-name="T22"/></text:p>
            <text:p text:style-name="P2"><text:span text:style-name="T22">This tidies up the code quite a bit :-</text:span></text:p>
            <text:p text:style-name="P2"><text:span text:style-name="T22"/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4cm" svg:height="18.2cm" svg:x="1.4cm" svg:y="1.4cm" presentation:class="subtitle" presentation:user-transformed="true">
          <draw:text-box>
            <text:p text:style-name="P2"><text:span text:style-name="T19"><text:s text:c="12"/></text:span><text:span text:style-name="T19">switch (theOperation) {</text:span></text:p>
            <text:p text:style-name="P2"><text:span text:style-name="T19"><text:s text:c="16"/></text:span><text:span text:style-name="T19">case ADD:</text:span></text:p>
            <text:p text:style-name="P2"><text:span text:style-name="T19"><text:s text:c="20"/></text:span><text:span text:style-name="T19">printf("%ld + %ld = %ld\n", number1, number2, number1 + number2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case SUBTRACT:</text:span></text:p>
            <text:p text:style-name="P2"><text:span text:style-name="T19"><text:s text:c="20"/></text:span><text:span text:style-name="T19">printf("%ld - %ld = %ld\n", number1, number2, number1 - number2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/text:p>
            <text:p text:style-name="P2"><text:span text:style-name="T19"><text:s text:c="16"/></text:span><text:span text:style-name="T19">case DIVIDE:</text:span></text:p>
            <text:p text:style-name="P2"><text:span text:style-name="T19"><text:s text:c="20"/></text:span><text:span text:style-name="T19">if (number2 == 0)</text:span></text:p>
            <text:p text:style-name="P2"><text:span text:style-name="T19"><text:s text:c="24"/></text:span><text:span text:style-name="T19">printf("Caught division by zero error\n");</text:span></text:p>
            <text:p text:style-name="P2"><text:span text:style-name="T19"><text:s text:c="20"/></text:span><text:span text:style-name="T19">else</text:span></text:p>
            <text:p text:style-name="P2"><text:span text:style-name="T19"><text:s text:c="24"/></text:span><text:span text:style-name="T19">printf("%ld / %ld = %ld\n", number1, number2, number1 / number2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case MODULO:</text:span></text:p>
            <text:p text:style-name="P2"><text:span text:style-name="T19"><text:s text:c="20"/></text:span><text:span text:style-name="T19">printf("%ld %% %ld = %ld\n", number1, number2, (number1 % number2)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case POWER:</text:span></text:p>
            <text:p text:style-name="P2"><text:span text:style-name="T19"><text:s text:c="20"/></text:span><text:span text:style-name="T19">printf("%ld ^ %ld = ", number1, number2);</text:span></text:p>
            <text:p text:style-name="P2"><text:span text:style-name="T19"><text:s text:c="20"/></text:span><text:span text:style-name="T19">long temp = powerl(number1, number2);</text:span></text:p>
            <text:p text:style-name="P2"><text:span text:style-name="T19"><text:s text:c="20"/></text:span><text:span text:style-name="T19">if (temp == -1)</text:span></text:p>
            <text:p text:style-name="P2"><text:span text:style-name="T19"><text:s text:c="24"/></text:span><text:span text:style-name="T19">printf("Error\n");</text:span></text:p>
            <text:p text:style-name="P2"><text:span text:style-name="T19"><text:s text:c="20"/></text:span><text:span text:style-name="T19">else</text:span></text:p>
            <text:p text:style-name="P2"><text:span text:style-name="T19"><text:s text:c="24"/></text:span><text:span text:style-name="T19">printf("%ld\n", temp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case FACT:</text:span></text:p>
            <text:p text:style-name="P2"><text:span text:style-name="T19"><text:s text:c="20"/></text:span><text:span text:style-name="T19">/* need a &lt; 0 trap */</text:span></text:p>
            <text:p text:style-name="P2"><text:span text:style-name="T19"><text:s text:c="20"/></text:span><text:span text:style-name="T19">printf("%ld! = %ld\n", number1, factorial(number1));</text:span></text:p>
            <text:p text:style-name="P2"><text:span text:style-name="T19"><text:s text:c="20"/></text:span><text:span text:style-name="T19">break;</text:span></text:p>
            <text:p text:style-name="P2"><text:span text:style-name="T19"/></text:p>
            <text:p text:style-name="P2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3">Adding error handling</text:span></text:p>
            <text:p text:style-name="P2"><text:span text:style-name="T24"/></text:p>
            <text:p text:style-name="P2"><text:span text:style-name="T20"/></text:p>
            <text:p text:style-name="P2"><text:span text:style-name="T22">We declare a global variable called errorNumber</text:span></text:p>
            <text:p text:style-name="P2"><text:span text:style-name="T22"/></text:p>
            <text:p text:style-name="P2"><text:span text:style-name="T22">and some different kinds of errors </text:span></text:p>
            <text:p text:style-name="P2"><text:span text:style-name="T22"/></text:p>
            <text:p text:style-name="P2"><text:span text:style-name="T19">enum Errors {NO_ERROR, ERROR, DIV_ZERO, OVERFLOW };</text:span></text:p>
            <text:p text:style-name="P2"><text:span text:style-name="T19"/></text:p>
            <text:p text:style-name="P2"><text:span text:style-name="T19">Each function then sets errorNumber if an error happens</text:span></text:p>
            <text:p text:style-name="P2"><text:span text:style-name="T19">&gt;&gt;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3">Adding a sqrt() function</text:span></text:p>
            <text:p text:style-name="P2"><text:span text:style-name="T25"/></text:p>
            <text:p text:style-name="P2"><text:span text:style-name="T24">Because of the changes that we've made, this is quite easy.</text:span></text:p>
            <text:p text:style-name="P2"><text:span text:style-name="T24"/></text:p>
            <text:p text:style-name="P2"><text:span text:style-name="T24">We define a new operation, say SQRT.</text:span></text:p>
            <text:p text:style-name="P2"><text:span text:style-name="T24">A symbol (a word or character) to represent it, say “sqrt”</text:span></text:p>
            <text:p text:style-name="P2"><text:span text:style-name="T24">The number of arguments it takes - that's 1.</text:span></text:p>
            <text:p text:style-name="P2"><text:span text:style-name="T24"/></text:p>
            <text:p text:style-name="P2"><text:span text:style-name="T24">We </text:span></text:p>
            <text:p text:style-name="P2"><text:span text:style-name="T24"/></text:p>
            <text:p text:style-name="P2"><text:span text:style-name="T24"><text:tab/></text:span><text:span text:style-name="T24">add those to the arrays at the beginning of the program, then</text:span></text:p>
            <text:p text:style-name="P2"><text:span text:style-name="T24"/></text:p>
            <text:p text:style-name="P2"><text:span text:style-name="T24"><text:tab/></text:span><text:span text:style-name="T24">add a case clause that calls the right function.</text:span></text:p>
            <text:p text:style-name="P2"><text:span text:style-name="T24"/></text:p>
            <text:p text:style-name="P2"><text:span text:style-name="T24"><text:tab/></text:span><text:span text:style-name="T24">Oh, we haven't written it yet …</text:span></text:p>
            <text:p text:style-name="P2"><text:span text:style-name="T24"/></text:p>
            <text:p text:style-name="P2"><text:span text:style-name="T24"/></text:p>
            <text:p text:style-name="P2"><text:span text:style-name="T24">&gt;&gt;&gt;&gt;&gt;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19"/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3">Adding a “last answer” facility</text:span></text:p>
            <text:p text:style-name="P2"><text:span text:style-name="T25"/></text:p>
            <text:p text:style-name="P2"><text:span text:style-name="T24"/></text:p>
            <text:p text:style-name="P2"><text:span text:style-name="T24">&gt;&gt;&gt;&gt;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19"/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3">Refactoring the case statement</text:span></text:p>
            <text:p text:style-name="P2"><text:span text:style-name="T25"/></text:p>
            <text:p text:style-name="P2"><text:span text:style-name="T24">There is an awful lot of duplicated code in the case statement.</text:span></text:p>
            <text:p text:style-name="P2"><text:span text:style-name="T24"/></text:p>
            <text:p text:style-name="P2"><text:span text:style-name="T24">We can tidy it up by moving some things out of it.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&gt;&gt;&gt;&gt;</text:span></text:p>
            <text:p text:style-name="P2"><text:span text:style-name="T24"/></text:p>
            <text:p text:style-name="P2"><text:span text:style-name="T24"/></text:p>
            <text:p text:style-name="P2"><text:span text:style-name="T19"/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4cm" svg:height="18.2cm" svg:x="1.4cm" svg:y="1.4cm" presentation:class="subtitle" presentation:user-transformed="true">
          <draw:text-box>
            <text:p text:style-name="P1"><text:span text:style-name="T6"/></text:p>
            <text:p text:style-name="P2"><text:span text:style-name="T5">void version8() {</text:span></text:p>
            <text:p text:style-name="P2"><text:span text:style-name="T5"/></text:p>
            <text:p text:style-name="P2"><text:span text:style-name="T5"><text:s text:c="4"/></text:span><text:span text:style-name="T5">/* These are the operations that we can do */</text:span></text:p>
            <text:p text:style-name="P2"><text:span text:style-name="T5"><text:s text:c="4"/></text:span><text:span text:style-name="T5">enum Operations {</text:span></text:p>
            <text:p text:style-name="P2"><text:span text:style-name="T5"><text:s text:c="8"/></text:span><text:span text:style-name="T5">ADD, SUBTRACT, MULT, DIVIDE, MODULO, POWER, NONE</text:span></text:p>
            <text:p text:style-name="P2"><text:span text:style-name="T5"><text:s text:c="4"/></text:span><text:span text:style-name="T5">};</text:span></text:p>
            <text:p text:style-name="P2"><text:span text:style-name="T5"><text:s text:c="4"/></text:span><text:span text:style-name="T5">const int numberOfOps = 6;</text:span></text:p>
            <text:p text:style-name="P2"><text:span text:style-name="T5"><text:s text:c="4"/></text:span><text:span text:style-name="T5">/* these are the operation strings */</text:span></text:p>
            <text:p text:style-name="P2"><text:span text:style-name="T5"><text:s text:c="4"/></text:span><text:span text:style-name="T5">char *_opStrings[] = {"+", "-", "*", "/", "%", "^"};</text:span></text:p>
            <text:p text:style-name="P2"><text:span text:style-name="T5"><text:s text:c="4"/></text:span><text:span text:style-name="T5">char opStrings[][6] = {"add", "-", "*", "/", "%", "^"};</text:span></text:p>
            <text:p text:style-name="P2"><text:span text:style-name="T5"/></text:p>
            <text:p text:style-name="P2"><text:span text:style-name="T5"><text:s text:c="4"/></text:span><text:span text:style-name="T5">/* these are the corresponding operations */</text:span></text:p>
            <text:p text:style-name="P2"><text:span text:style-name="T5"><text:s text:c="4"/></text:span><text:span text:style-name="T5">enum Operations opsList[] = {ADD, SUBTRACT, MULT, DIVIDE, MODULO, POWER};</text:span></text:p>
            <text:p text:style-name="P2"><text:span text:style-name="T5"><text:s text:c="4"/></text:span><text:span text:style-name="T5">/* these are the number of arguments each operation needs */</text:span></text:p>
            <text:p text:style-name="P2"><text:span text:style-name="T5"><text:s text:c="4"/></text:span><text:span text:style-name="T5">int numargs[] = {2, 2, 2, 2, 2, 2};</text:span></text:p>
            <text:p text:style-name="P2"><text:span text:style-name="T5"/></text:p>
            <text:p text:style-name="P2"><text:span text:style-name="T5"><text:s text:c="4"/></text:span><text:span text:style-name="T5">char buffer[256];</text:span></text:p>
            <text:p text:style-name="P2"><text:span text:style-name="T5"><text:s text:c="4"/></text:span><text:span text:style-name="T5">char operation[256];</text:span></text:p>
            <text:p text:style-name="P2"><text:span text:style-name="T5"><text:s text:c="4"/></text:span><text:span text:style-name="T5">long number1, number2;</text:span></text:p>
            <text:p text:style-name="P2"><text:span text:style-name="T5"><text:s text:c="4"/></text:span><text:span text:style-name="T5">/* number of operations that we recognise */</text:span></text:p>
            <text:p text:style-name="P2"><text:span text:style-name="T5"><text:s text:c="4"/></text:span><text:span text:style-name="T5">enum Operations theOperation;</text:span></text:p>
            <text:p text:style-name="P2"><text:span text:style-name="T5"/></text:p>
            <text:p text:style-name="P2"><text:span text:style-name="T5"><text:s text:c="4"/></text:span><text:span text:style-name="T5">printf("Calculator version 8. <text:s/>Added op classify \n");</text:span></text:p>
            <text:p text:style-name="P2"><text:span text:style-name="T5"/></text:p>
            <text:p text:style-name="P2"><text:span text:style-name="T5"><text:s text:c="4"/></text:span><text:span text:style-name="T5">while (1) {</text:span></text:p>
            <text:p text:style-name="P2"><text:span text:style-name="T5"><text:s text:c="8"/></text:span><text:span text:style-name="T5">while (1) {</text:span></text:p>
            <text:p text:style-name="P2"><text:span text:style-name="T5"><text:s text:c="12"/></text:span><text:span text:style-name="T5">/* we start out with no operation */</text:span></text:p>
            <text:p text:style-name="P2"><text:span text:style-name="T5"><text:s text:c="12"/></text:span><text:span text:style-name="T5">theOperation = NONE;</text:span></text:p>
            <text:p text:style-name="P2"><text:span text:style-name="T5"/></text:p>
            <text:p text:style-name="P2"><text:span text:style-name="T5"><text:s text:c="12"/></text:span><text:span text:style-name="T5">printf("Number1: ");</text:span></text:p>
            <text:p text:style-name="P2"><text:span text:style-name="T5"><text:s text:c="12"/></text:span><text:span text:style-name="T5">gets(buffer);</text:span></text:p>
            <text:p text:style-name="P2"><text:span text:style-name="T5"><text:s text:c="12"/></text:span><text:span text:style-name="T5">if (strlen(buffer) == 0) {</text:span></text:p>
            <text:p text:style-name="P2"><text:span text:style-name="T5"><text:s text:c="16"/></text:span><text:span text:style-name="T5">/* printf("no number input - quitting\n"); */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number1 = strtol(buffer, NULL, 10);</text:span></text:p>
            <text:p text:style-name="P2"><text:span text:style-name="T5"/></text:p>
            <text:p text:style-name="P2"><text:span text:style-name="T5"><text:s text:c="12"/></text:span><text:span text:style-name="T5">printf("Operation: ");</text:span></text:p>
            <text:p text:style-name="P2"><text:span text:style-name="T5"><text:s text:c="12"/></text:span><text:span text:style-name="T5">gets(operation);</text:span></text:p>
            <text:p text:style-name="P2"><text:span text:style-name="T5"><text:s text:c="12"/></text:span><text:span text:style-name="T5">if (strlen(operation) == 0) {</text:span></text:p>
            <text:p text:style-name="P2"><text:span text:style-name="T5"><text:s text:c="16"/></text:span><text:span text:style-name="T5">printf("no operation entered - quitting\n");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><text:s text:c="12"/></text:span><text:span text:style-name="T5">/* classify the operation */</text:span></text:p>
            <text:p text:style-name="P2"><text:span text:style-name="T5"><text:s text:c="12"/></text:span><text:span text:style-name="T5">/* search through our array of operations, look for a match */</text:span></text:p>
            <text:p text:style-name="P2"><text:span text:style-name="T5"><text:s text:c="12"/></text:span><text:span text:style-name="T5">for (int i = 0; i &lt; numberOfOps; i++) {</text:span></text:p>
            <text:p text:style-name="P2"><text:span text:style-name="T5"><text:s text:c="16"/></text:span><text:span text:style-name="T5">if (strcmp(operation, opStrings[i]) == 0) {</text:span></text:p>
            <text:p text:style-name="P2"><text:span text:style-name="T5"><text:s text:c="20"/></text:span><text:span text:style-name="T5">theOperation = opsList[i]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}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if (theOperation == NONE) {</text:span></text:p>
            <text:p text:style-name="P2"><text:span text:style-name="T5"><text:s text:c="16"/></text:span><text:span text:style-name="T5">printf("That operation isn't known.\n");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printf("Number2: ");</text:span></text:p>
            <text:p text:style-name="P2"><text:span text:style-name="T5"><text:s text:c="12"/></text:span><text:span text:style-name="T5">gets(buffer);</text:span></text:p>
            <text:p text:style-name="P2"><text:span text:style-name="T5"><text:s text:c="12"/></text:span><text:span text:style-name="T5">if (strlen(buffer) == 0) {</text:span></text:p>
            <text:p text:style-name="P2"><text:span text:style-name="T5"><text:s text:c="16"/></text:span><text:span text:style-name="T5">printf("no number input - quitting\n");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number2 = strtol(buffer, NULL, 10);</text:span></text:p>
            <text:p text:style-name="P2"><text:span text:style-name="T5"/></text:p>
            <text:p text:style-name="P2"><text:span text:style-name="T5"><text:s text:c="12"/></text:span><text:span text:style-name="T5">/* printf("answer= "); */</text:span></text:p>
            <text:p text:style-name="P2"><text:span text:style-name="T5"/></text:p>
            <text:p text:style-name="P2"><text:span text:style-name="T5"><text:s text:c="12"/></text:span><text:span text:style-name="T5">switch (theOperation) {</text:span></text:p>
            <text:p text:style-name="P2"><text:span text:style-name="T5"><text:s text:c="16"/></text:span><text:span text:style-name="T5">case ADD:</text:span></text:p>
            <text:p text:style-name="P2"><text:span text:style-name="T5"><text:s text:c="20"/></text:span><text:span text:style-name="T5">printf("%ld + %ld = %ld\n", number1, number2, number1 +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SUBTRACT:</text:span></text:p>
            <text:p text:style-name="P2"><text:span text:style-name="T5"><text:s text:c="20"/></text:span><text:span text:style-name="T5">printf("%ld - %ld = %ld\n", number1, number2, number1 -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MULT:</text:span></text:p>
            <text:p text:style-name="P2"><text:span text:style-name="T5"><text:s text:c="20"/></text:span><text:span text:style-name="T5">printf("%ld * %ld = %ld\n", number1, number2, number1 *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DIVIDE:</text:span></text:p>
            <text:p text:style-name="P2"><text:span text:style-name="T5"><text:s text:c="20"/></text:span><text:span text:style-name="T5">if (number2 == 0)</text:span></text:p>
            <text:p text:style-name="P2"><text:span text:style-name="T5"><text:s text:c="24"/></text:span><text:span text:style-name="T5">printf("Caught division by zero error\n");</text:span></text:p>
            <text:p text:style-name="P2"><text:span text:style-name="T5"><text:s text:c="20"/></text:span><text:span text:style-name="T5">else</text:span></text:p>
            <text:p text:style-name="P2"><text:span text:style-name="T5"><text:s text:c="24"/></text:span><text:span text:style-name="T5">printf("%ld / %ld = %ld\n", number1, number2, number1 /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MODULO:</text:span></text:p>
            <text:p text:style-name="P2"><text:span text:style-name="T5"><text:s text:c="20"/></text:span><text:span text:style-name="T5">printf("%ld %% %ld = %ld\n", number1, number2, (number1 % number2)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POWER:</text:span></text:p>
            <text:p text:style-name="P2"><text:span text:style-name="T5"><text:s text:c="20"/></text:span><text:span text:style-name="T5">printf("%ld ^ %ld = ", number1, number2);</text:span></text:p>
            <text:p text:style-name="P2"><text:span text:style-name="T5"><text:s text:c="20"/></text:span><text:span text:style-name="T5">long temp = powerl(number1, number2);</text:span></text:p>
            <text:p text:style-name="P2"><text:span text:style-name="T5"><text:s text:c="20"/></text:span><text:span text:style-name="T5">if (temp == -1)</text:span></text:p>
            <text:p text:style-name="P2"><text:span text:style-name="T5"><text:s text:c="24"/></text:span><text:span text:style-name="T5">printf("Error\n");</text:span></text:p>
            <text:p text:style-name="P2"><text:span text:style-name="T5"><text:s text:c="20"/></text:span><text:span text:style-name="T5">else</text:span></text:p>
            <text:p text:style-name="P2"><text:span text:style-name="T5"><text:s text:c="24"/></text:span><text:span text:style-name="T5">printf("%ld\n", temp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NONE:</text:span></text:p>
            <text:p text:style-name="P2"><text:span text:style-name="T5"><text:s text:c="20"/></text:span><text:span text:style-name="T5">printf("operation set to NONE\n");</text:span></text:p>
            <text:p text:style-name="P2"><text:span text:style-name="T5"><text:s text:c="12"/></text:span><text:span text:style-name="T5">}</text:span></text:p>
            <text:p text:style-name="P2"><text:span text:style-name="T5"><text:s text:c="8"/></text:span><text:span text:style-name="T5">}</text:span></text:p>
            <text:p text:style-name="P2"><text:span text:style-name="T5"><text:s text:c="4"/></text:span><text:span text:style-name="T5">}</text:span></text:p>
            <text:p text:style-name="P2"><text:span text:style-name="T5">}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4cm" svg:height="18.2cm" svg:x="1.4cm" svg:y="1.4cm" presentation:class="subtitle" presentation:user-transformed="true">
          <draw:text-box>
            <text:p text:style-name="P1"><text:span text:style-name="T6"/></text:p>
            <text:p text:style-name="P2"><text:span text:style-name="T5">void version8() {</text:span></text:p>
            <text:p text:style-name="P2"><text:span text:style-name="T5"/></text:p>
            <text:p text:style-name="P2"><text:span text:style-name="T5"><text:s text:c="4"/></text:span><text:span text:style-name="T5">/* These are the operations that we can do */</text:span></text:p>
            <text:p text:style-name="P2"><text:span text:style-name="T5"><text:s text:c="4"/></text:span><text:span text:style-name="T5">enum Operations {</text:span></text:p>
            <text:p text:style-name="P2"><text:span text:style-name="T5"><text:s text:c="8"/></text:span><text:span text:style-name="T5">ADD, SUBTRACT, MULT, DIVIDE, MODULO, POWER, NONE</text:span></text:p>
            <text:p text:style-name="P2"><text:span text:style-name="T5"><text:s text:c="4"/></text:span><text:span text:style-name="T5">};</text:span></text:p>
            <text:p text:style-name="P2"><text:span text:style-name="T5"><text:s text:c="4"/></text:span><text:span text:style-name="T5">const int numberOfOps = 6;</text:span></text:p>
            <text:p text:style-name="P2"><text:span text:style-name="T5"><text:s text:c="4"/></text:span><text:span text:style-name="T5">/* these are the operation strings */</text:span></text:p>
            <text:p text:style-name="P2"><text:span text:style-name="T5"><text:s text:c="4"/></text:span><text:span text:style-name="T5">char *_opStrings[] = {"+", "-", "*", "/", "%", "^"};</text:span></text:p>
            <text:p text:style-name="P2"><text:span text:style-name="T5"><text:s text:c="4"/></text:span><text:span text:style-name="T5">char opStrings[][6] = {"add", "-", "*", "/", "%", "^"};</text:span></text:p>
            <text:p text:style-name="P2"><text:span text:style-name="T5"/></text:p>
            <text:p text:style-name="P2"><text:span text:style-name="T5"><text:s text:c="4"/></text:span><text:span text:style-name="T5">/* these are the corresponding operations */</text:span></text:p>
            <text:p text:style-name="P2"><text:span text:style-name="T5"><text:s text:c="4"/></text:span><text:span text:style-name="T5">enum Operations opsList[] = {ADD, SUBTRACT, MULT, DIVIDE, MODULO, POWER};</text:span></text:p>
            <text:p text:style-name="P2"><text:span text:style-name="T5"><text:s text:c="4"/></text:span><text:span text:style-name="T5">/* these are the number of arguments each operation needs */</text:span></text:p>
            <text:p text:style-name="P2"><text:span text:style-name="T5"><text:s text:c="4"/></text:span><text:span text:style-name="T5">int numargs[] = {2, 2, 2, 2, 2, 2};</text:span></text:p>
            <text:p text:style-name="P2"><text:span text:style-name="T5"/></text:p>
            <text:p text:style-name="P2"><text:span text:style-name="T5"><text:s text:c="4"/></text:span><text:span text:style-name="T5">char buffer[256];</text:span></text:p>
            <text:p text:style-name="P2"><text:span text:style-name="T5"><text:s text:c="4"/></text:span><text:span text:style-name="T5">char operation[256];</text:span></text:p>
            <text:p text:style-name="P2"><text:span text:style-name="T5"><text:s text:c="4"/></text:span><text:span text:style-name="T5">long number1, number2;</text:span></text:p>
            <text:p text:style-name="P2"><text:span text:style-name="T5"><text:s text:c="4"/></text:span><text:span text:style-name="T5">/* number of operations that we recognise */</text:span></text:p>
            <text:p text:style-name="P2"><text:span text:style-name="T5"><text:s text:c="4"/></text:span><text:span text:style-name="T5">enum Operations theOperation;</text:span></text:p>
            <text:p text:style-name="P2"><text:span text:style-name="T5"/></text:p>
            <text:p text:style-name="P2"><text:span text:style-name="T5"><text:s text:c="4"/></text:span><text:span text:style-name="T5">printf("Calculator version 8. <text:s/>Added op classify \n");</text:span></text:p>
            <text:p text:style-name="P2"><text:span text:style-name="T5"/></text:p>
            <text:p text:style-name="P2"><text:span text:style-name="T5"><text:s text:c="4"/></text:span><text:span text:style-name="T5">while (1) {</text:span></text:p>
            <text:p text:style-name="P2"><text:span text:style-name="T5"><text:s text:c="8"/></text:span><text:span text:style-name="T5">while (1) {</text:span></text:p>
            <text:p text:style-name="P2"><text:span text:style-name="T5"><text:s text:c="12"/></text:span><text:span text:style-name="T5">/* we start out with no operation */</text:span></text:p>
            <text:p text:style-name="P2"><text:span text:style-name="T5"><text:s text:c="12"/></text:span><text:span text:style-name="T5">theOperation = NONE;</text:span></text:p>
            <text:p text:style-name="P2"><text:span text:style-name="T5"/></text:p>
            <text:p text:style-name="P2"><text:span text:style-name="T5"><text:s text:c="12"/></text:span><text:span text:style-name="T5">printf("Number1: ");</text:span></text:p>
            <text:p text:style-name="P2"><text:span text:style-name="T5"><text:s text:c="12"/></text:span><text:span text:style-name="T5">gets(buffer);</text:span></text:p>
            <text:p text:style-name="P2"><text:span text:style-name="T5"><text:s text:c="12"/></text:span><text:span text:style-name="T5">if (strlen(buffer) == 0) {</text:span></text:p>
            <text:p text:style-name="P2"><text:span text:style-name="T5"><text:s text:c="16"/></text:span><text:span text:style-name="T5">/* printf("no number input - quitting\n"); */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number1 = strtol(buffer, NULL, 10);</text:span></text:p>
            <text:p text:style-name="P2"><text:span text:style-name="T5"/></text:p>
            <text:p text:style-name="P2"><text:span text:style-name="T5"><text:s text:c="12"/></text:span><text:span text:style-name="T5">printf("Operation: ");</text:span></text:p>
            <text:p text:style-name="P2"><text:span text:style-name="T5"><text:s text:c="12"/></text:span><text:span text:style-name="T5">gets(operation);</text:span></text:p>
            <text:p text:style-name="P2"><text:span text:style-name="T5"><text:s text:c="12"/></text:span><text:span text:style-name="T5">if (strlen(operation) == 0) {</text:span></text:p>
            <text:p text:style-name="P2"><text:span text:style-name="T5"><text:s text:c="16"/></text:span><text:span text:style-name="T5">printf("no operation entered - quitting\n");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><text:s text:c="12"/></text:span><text:span text:style-name="T5">/* classify the operation */</text:span></text:p>
            <text:p text:style-name="P2"><text:span text:style-name="T5"><text:s text:c="12"/></text:span><text:span text:style-name="T5">/* search through our array of operations, look for a match */</text:span></text:p>
            <text:p text:style-name="P2"><text:span text:style-name="T5"><text:s text:c="12"/></text:span><text:span text:style-name="T5">for (int i = 0; i &lt; numberOfOps; i++) {</text:span></text:p>
            <text:p text:style-name="P2"><text:span text:style-name="T5"><text:s text:c="16"/></text:span><text:span text:style-name="T5">if (strcmp(operation, opStrings[i]) == 0) {</text:span></text:p>
            <text:p text:style-name="P2"><text:span text:style-name="T5"><text:s text:c="20"/></text:span><text:span text:style-name="T5">theOperation = opsList[i]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}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if (theOperation == NONE) {</text:span></text:p>
            <text:p text:style-name="P2"><text:span text:style-name="T5"><text:s text:c="16"/></text:span><text:span text:style-name="T5">printf("That operation isn't known.\n");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printf("Number2: ");</text:span></text:p>
            <text:p text:style-name="P2"><text:span text:style-name="T5"><text:s text:c="12"/></text:span><text:span text:style-name="T5">gets(buffer);</text:span></text:p>
            <text:p text:style-name="P2"><text:span text:style-name="T5"><text:s text:c="12"/></text:span><text:span text:style-name="T5">if (strlen(buffer) == 0) {</text:span></text:p>
            <text:p text:style-name="P2"><text:span text:style-name="T5"><text:s text:c="16"/></text:span><text:span text:style-name="T5">printf("no number input - quitting\n");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number2 = strtol(buffer, NULL, 10);</text:span></text:p>
            <text:p text:style-name="P2"><text:span text:style-name="T5"/></text:p>
            <text:p text:style-name="P2"><text:span text:style-name="T5"><text:s text:c="12"/></text:span><text:span text:style-name="T5">/* printf("answer= "); */</text:span></text:p>
            <text:p text:style-name="P2"><text:span text:style-name="T5"/></text:p>
            <text:p text:style-name="P2"><text:span text:style-name="T5"><text:s text:c="12"/></text:span><text:span text:style-name="T5">switch (theOperation) {</text:span></text:p>
            <text:p text:style-name="P2"><text:span text:style-name="T5"><text:s text:c="16"/></text:span><text:span text:style-name="T5">case ADD:</text:span></text:p>
            <text:p text:style-name="P2"><text:span text:style-name="T5"><text:s text:c="20"/></text:span><text:span text:style-name="T5">printf("%ld + %ld = %ld\n", number1, number2, number1 +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SUBTRACT:</text:span></text:p>
            <text:p text:style-name="P2"><text:span text:style-name="T5"><text:s text:c="20"/></text:span><text:span text:style-name="T5">printf("%ld - %ld = %ld\n", number1, number2, number1 -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MULT:</text:span></text:p>
            <text:p text:style-name="P2"><text:span text:style-name="T5"><text:s text:c="20"/></text:span><text:span text:style-name="T5">printf("%ld * %ld = %ld\n", number1, number2, number1 *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DIVIDE:</text:span></text:p>
            <text:p text:style-name="P2"><text:span text:style-name="T5"><text:s text:c="20"/></text:span><text:span text:style-name="T5">if (number2 == 0)</text:span></text:p>
            <text:p text:style-name="P2"><text:span text:style-name="T5"><text:s text:c="24"/></text:span><text:span text:style-name="T5">printf("Caught division by zero error\n");</text:span></text:p>
            <text:p text:style-name="P2"><text:span text:style-name="T5"><text:s text:c="20"/></text:span><text:span text:style-name="T5">else</text:span></text:p>
            <text:p text:style-name="P2"><text:span text:style-name="T5"><text:s text:c="24"/></text:span><text:span text:style-name="T5">printf("%ld / %ld = %ld\n", number1, number2, number1 /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MODULO:</text:span></text:p>
            <text:p text:style-name="P2"><text:span text:style-name="T5"><text:s text:c="20"/></text:span><text:span text:style-name="T5">printf("%ld %% %ld = %ld\n", number1, number2, (number1 % number2)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POWER:</text:span></text:p>
            <text:p text:style-name="P2"><text:span text:style-name="T5"><text:s text:c="20"/></text:span><text:span text:style-name="T5">printf("%ld ^ %ld = ", number1, number2);</text:span></text:p>
            <text:p text:style-name="P2"><text:span text:style-name="T5"><text:s text:c="20"/></text:span><text:span text:style-name="T5">long temp = powerl(number1, number2);</text:span></text:p>
            <text:p text:style-name="P2"><text:span text:style-name="T5"><text:s text:c="20"/></text:span><text:span text:style-name="T5">if (temp == -1)</text:span></text:p>
            <text:p text:style-name="P2"><text:span text:style-name="T5"><text:s text:c="24"/></text:span><text:span text:style-name="T5">printf("Error\n");</text:span></text:p>
            <text:p text:style-name="P2"><text:span text:style-name="T5"><text:s text:c="20"/></text:span><text:span text:style-name="T5">else</text:span></text:p>
            <text:p text:style-name="P2"><text:span text:style-name="T5"><text:s text:c="24"/></text:span><text:span text:style-name="T5">printf("%ld\n", temp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NONE:</text:span></text:p>
            <text:p text:style-name="P2"><text:span text:style-name="T5"><text:s text:c="20"/></text:span><text:span text:style-name="T5">printf("operation set to NONE\n");</text:span></text:p>
            <text:p text:style-name="P2"><text:span text:style-name="T5"><text:s text:c="12"/></text:span><text:span text:style-name="T5">}</text:span></text:p>
            <text:p text:style-name="P2"><text:span text:style-name="T5"><text:s text:c="8"/></text:span><text:span text:style-name="T5">}</text:span></text:p>
            <text:p text:style-name="P2"><text:span text:style-name="T5"><text:s text:c="4"/></text:span><text:span text:style-name="T5">}</text:span></text:p>
            <text:p text:style-name="P2"><text:span text:style-name="T5">}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4cm" svg:height="18.2cm" svg:x="1.4cm" svg:y="1.4cm" presentation:class="subtitle" presentation:user-transformed="true">
          <draw:text-box>
            <text:p text:style-name="P1"><text:span text:style-name="T6"/></text:p>
            <text:p text:style-name="P2"><text:span text:style-name="T5">void version8() {</text:span></text:p>
            <text:p text:style-name="P2"><text:span text:style-name="T5"/></text:p>
            <text:p text:style-name="P2"><text:span text:style-name="T5"><text:s text:c="4"/></text:span><text:span text:style-name="T5">/* These are the operations that we can do */</text:span></text:p>
            <text:p text:style-name="P2"><text:span text:style-name="T5"><text:s text:c="4"/></text:span><text:span text:style-name="T5">enum Operations {</text:span></text:p>
            <text:p text:style-name="P2"><text:span text:style-name="T5"><text:s text:c="8"/></text:span><text:span text:style-name="T5">ADD, SUBTRACT, MULT, DIVIDE, MODULO, POWER, NONE</text:span></text:p>
            <text:p text:style-name="P2"><text:span text:style-name="T5"><text:s text:c="4"/></text:span><text:span text:style-name="T5">};</text:span></text:p>
            <text:p text:style-name="P2"><text:span text:style-name="T5"><text:s text:c="4"/></text:span><text:span text:style-name="T5">const int numberOfOps = 6;</text:span></text:p>
            <text:p text:style-name="P2"><text:span text:style-name="T5"><text:s text:c="4"/></text:span><text:span text:style-name="T5">/* these are the operation strings */</text:span></text:p>
            <text:p text:style-name="P2"><text:span text:style-name="T5"><text:s text:c="4"/></text:span><text:span text:style-name="T5">char *_opStrings[] = {"+", "-", "*", "/", "%", "^"};</text:span></text:p>
            <text:p text:style-name="P2"><text:span text:style-name="T5"><text:s text:c="4"/></text:span><text:span text:style-name="T5">char opStrings[][6] = {"add", "-", "*", "/", "%", "^"};</text:span></text:p>
            <text:p text:style-name="P2"><text:span text:style-name="T5"/></text:p>
            <text:p text:style-name="P2"><text:span text:style-name="T5"><text:s text:c="4"/></text:span><text:span text:style-name="T5">/* these are the corresponding operations */</text:span></text:p>
            <text:p text:style-name="P2"><text:span text:style-name="T5"><text:s text:c="4"/></text:span><text:span text:style-name="T5">enum Operations opsList[] = {ADD, SUBTRACT, MULT, DIVIDE, MODULO, POWER};</text:span></text:p>
            <text:p text:style-name="P2"><text:span text:style-name="T5"><text:s text:c="4"/></text:span><text:span text:style-name="T5">/* these are the number of arguments each operation needs */</text:span></text:p>
            <text:p text:style-name="P2"><text:span text:style-name="T5"><text:s text:c="4"/></text:span><text:span text:style-name="T5">int numargs[] = {2, 2, 2, 2, 2, 2};</text:span></text:p>
            <text:p text:style-name="P2"><text:span text:style-name="T5"/></text:p>
            <text:p text:style-name="P2"><text:span text:style-name="T5"><text:s text:c="4"/></text:span><text:span text:style-name="T5">char buffer[256];</text:span></text:p>
            <text:p text:style-name="P2"><text:span text:style-name="T5"><text:s text:c="4"/></text:span><text:span text:style-name="T5">char operation[256];</text:span></text:p>
            <text:p text:style-name="P2"><text:span text:style-name="T5"><text:s text:c="4"/></text:span><text:span text:style-name="T5">long number1, number2;</text:span></text:p>
            <text:p text:style-name="P2"><text:span text:style-name="T5"><text:s text:c="4"/></text:span><text:span text:style-name="T5">/* number of operations that we recognise */</text:span></text:p>
            <text:p text:style-name="P2"><text:span text:style-name="T5"><text:s text:c="4"/></text:span><text:span text:style-name="T5">enum Operations theOperation;</text:span></text:p>
            <text:p text:style-name="P2"><text:span text:style-name="T5"/></text:p>
            <text:p text:style-name="P2"><text:span text:style-name="T5"><text:s text:c="4"/></text:span><text:span text:style-name="T5">printf("Calculator version 8. <text:s/>Added op classify \n");</text:span></text:p>
            <text:p text:style-name="P2"><text:span text:style-name="T5"/></text:p>
            <text:p text:style-name="P2"><text:span text:style-name="T5"><text:s text:c="4"/></text:span><text:span text:style-name="T5">while (1) {</text:span></text:p>
            <text:p text:style-name="P2"><text:span text:style-name="T5"><text:s text:c="8"/></text:span><text:span text:style-name="T5">while (1) {</text:span></text:p>
            <text:p text:style-name="P2"><text:span text:style-name="T5"><text:s text:c="12"/></text:span><text:span text:style-name="T5">/* we start out with no operation */</text:span></text:p>
            <text:p text:style-name="P2"><text:span text:style-name="T5"><text:s text:c="12"/></text:span><text:span text:style-name="T5">theOperation = NONE;</text:span></text:p>
            <text:p text:style-name="P2"><text:span text:style-name="T5"/></text:p>
            <text:p text:style-name="P2"><text:span text:style-name="T5"><text:s text:c="12"/></text:span><text:span text:style-name="T5">printf("Number1: ");</text:span></text:p>
            <text:p text:style-name="P2"><text:span text:style-name="T5"><text:s text:c="12"/></text:span><text:span text:style-name="T5">gets(buffer);</text:span></text:p>
            <text:p text:style-name="P2"><text:span text:style-name="T5"><text:s text:c="12"/></text:span><text:span text:style-name="T5">if (strlen(buffer) == 0) {</text:span></text:p>
            <text:p text:style-name="P2"><text:span text:style-name="T5"><text:s text:c="16"/></text:span><text:span text:style-name="T5">/* printf("no number input - quitting\n"); */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number1 = strtol(buffer, NULL, 10);</text:span></text:p>
            <text:p text:style-name="P2"><text:span text:style-name="T5"/></text:p>
            <text:p text:style-name="P2"><text:span text:style-name="T5"><text:s text:c="12"/></text:span><text:span text:style-name="T5">printf("Operation: ");</text:span></text:p>
            <text:p text:style-name="P2"><text:span text:style-name="T5"><text:s text:c="12"/></text:span><text:span text:style-name="T5">gets(operation);</text:span></text:p>
            <text:p text:style-name="P2"><text:span text:style-name="T5"><text:s text:c="12"/></text:span><text:span text:style-name="T5">if (strlen(operation) == 0) {</text:span></text:p>
            <text:p text:style-name="P2"><text:span text:style-name="T5"><text:s text:c="16"/></text:span><text:span text:style-name="T5">printf("no operation entered - quitting\n");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><text:s text:c="12"/></text:span><text:span text:style-name="T5">/* classify the operation */</text:span></text:p>
            <text:p text:style-name="P2"><text:span text:style-name="T5"><text:s text:c="12"/></text:span><text:span text:style-name="T5">/* search through our array of operations, look for a match */</text:span></text:p>
            <text:p text:style-name="P2"><text:span text:style-name="T5"><text:s text:c="12"/></text:span><text:span text:style-name="T5">for (int i = 0; i &lt; numberOfOps; i++) {</text:span></text:p>
            <text:p text:style-name="P2"><text:span text:style-name="T5"><text:s text:c="16"/></text:span><text:span text:style-name="T5">if (strcmp(operation, opStrings[i]) == 0) {</text:span></text:p>
            <text:p text:style-name="P2"><text:span text:style-name="T5"><text:s text:c="20"/></text:span><text:span text:style-name="T5">theOperation = opsList[i]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}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if (theOperation == NONE) {</text:span></text:p>
            <text:p text:style-name="P2"><text:span text:style-name="T5"><text:s text:c="16"/></text:span><text:span text:style-name="T5">printf("That operation isn't known.\n");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printf("Number2: ");</text:span></text:p>
            <text:p text:style-name="P2"><text:span text:style-name="T5"><text:s text:c="12"/></text:span><text:span text:style-name="T5">gets(buffer);</text:span></text:p>
            <text:p text:style-name="P2"><text:span text:style-name="T5"><text:s text:c="12"/></text:span><text:span text:style-name="T5">if (strlen(buffer) == 0) {</text:span></text:p>
            <text:p text:style-name="P2"><text:span text:style-name="T5"><text:s text:c="16"/></text:span><text:span text:style-name="T5">printf("no number input - quitting\n");</text:span></text:p>
            <text:p text:style-name="P2"><text:span text:style-name="T5"><text:s text:c="16"/></text:span><text:span text:style-name="T5">break;</text:span></text:p>
            <text:p text:style-name="P2"><text:span text:style-name="T5"><text:s text:c="12"/></text:span><text:span text:style-name="T5">}</text:span></text:p>
            <text:p text:style-name="P2"><text:span text:style-name="T5"/></text:p>
            <text:p text:style-name="P2"><text:span text:style-name="T5"><text:s text:c="12"/></text:span><text:span text:style-name="T5">number2 = strtol(buffer, NULL, 10);</text:span></text:p>
            <text:p text:style-name="P2"><text:span text:style-name="T5"/></text:p>
            <text:p text:style-name="P2"><text:span text:style-name="T5"><text:s text:c="12"/></text:span><text:span text:style-name="T5">/* printf("answer= "); */</text:span></text:p>
            <text:p text:style-name="P2"><text:span text:style-name="T5"/></text:p>
            <text:p text:style-name="P2"><text:span text:style-name="T5"><text:s text:c="12"/></text:span><text:span text:style-name="T5">switch (theOperation) {</text:span></text:p>
            <text:p text:style-name="P2"><text:span text:style-name="T5"><text:s text:c="16"/></text:span><text:span text:style-name="T5">case ADD:</text:span></text:p>
            <text:p text:style-name="P2"><text:span text:style-name="T5"><text:s text:c="20"/></text:span><text:span text:style-name="T5">printf("%ld + %ld = %ld\n", number1, number2, number1 +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SUBTRACT:</text:span></text:p>
            <text:p text:style-name="P2"><text:span text:style-name="T5"><text:s text:c="20"/></text:span><text:span text:style-name="T5">printf("%ld - %ld = %ld\n", number1, number2, number1 -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MULT:</text:span></text:p>
            <text:p text:style-name="P2"><text:span text:style-name="T5"><text:s text:c="20"/></text:span><text:span text:style-name="T5">printf("%ld * %ld = %ld\n", number1, number2, number1 *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DIVIDE:</text:span></text:p>
            <text:p text:style-name="P2"><text:span text:style-name="T5"><text:s text:c="20"/></text:span><text:span text:style-name="T5">if (number2 == 0)</text:span></text:p>
            <text:p text:style-name="P2"><text:span text:style-name="T5"><text:s text:c="24"/></text:span><text:span text:style-name="T5">printf("Caught division by zero error\n");</text:span></text:p>
            <text:p text:style-name="P2"><text:span text:style-name="T5"><text:s text:c="20"/></text:span><text:span text:style-name="T5">else</text:span></text:p>
            <text:p text:style-name="P2"><text:span text:style-name="T5"><text:s text:c="24"/></text:span><text:span text:style-name="T5">printf("%ld / %ld = %ld\n", number1, number2, number1 / number2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MODULO:</text:span></text:p>
            <text:p text:style-name="P2"><text:span text:style-name="T5"><text:s text:c="20"/></text:span><text:span text:style-name="T5">printf("%ld %% %ld = %ld\n", number1, number2, (number1 % number2)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POWER:</text:span></text:p>
            <text:p text:style-name="P2"><text:span text:style-name="T5"><text:s text:c="20"/></text:span><text:span text:style-name="T5">printf("%ld ^ %ld = ", number1, number2);</text:span></text:p>
            <text:p text:style-name="P2"><text:span text:style-name="T5"><text:s text:c="20"/></text:span><text:span text:style-name="T5">long temp = powerl(number1, number2);</text:span></text:p>
            <text:p text:style-name="P2"><text:span text:style-name="T5"><text:s text:c="20"/></text:span><text:span text:style-name="T5">if (temp == -1)</text:span></text:p>
            <text:p text:style-name="P2"><text:span text:style-name="T5"><text:s text:c="24"/></text:span><text:span text:style-name="T5">printf("Error\n");</text:span></text:p>
            <text:p text:style-name="P2"><text:span text:style-name="T5"><text:s text:c="20"/></text:span><text:span text:style-name="T5">else</text:span></text:p>
            <text:p text:style-name="P2"><text:span text:style-name="T5"><text:s text:c="24"/></text:span><text:span text:style-name="T5">printf("%ld\n", temp);</text:span></text:p>
            <text:p text:style-name="P2"><text:span text:style-name="T5"><text:s text:c="20"/></text:span><text:span text:style-name="T5">break;</text:span></text:p>
            <text:p text:style-name="P2"><text:span text:style-name="T5"><text:s text:c="16"/></text:span><text:span text:style-name="T5">case NONE:</text:span></text:p>
            <text:p text:style-name="P2"><text:span text:style-name="T5"><text:s text:c="20"/></text:span><text:span text:style-name="T5">printf("operation set to NONE\n");</text:span></text:p>
            <text:p text:style-name="P2"><text:span text:style-name="T5"><text:s text:c="12"/></text:span><text:span text:style-name="T5">}</text:span></text:p>
            <text:p text:style-name="P2"><text:span text:style-name="T5"><text:s text:c="8"/></text:span><text:span text:style-name="T5">}</text:span></text:p>
            <text:p text:style-name="P2"><text:span text:style-name="T5"><text:s text:c="4"/></text:span><text:span text:style-name="T5">}</text:span></text:p>
            <text:p text:style-name="P2"><text:span text:style-name="T5">}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07-14T16:21:31.818117532</dc:date>
    <dc:creator>Mark Woodrow</dc:creator>
    <meta:editing-duration>P3DT12H10M10S</meta:editing-duration>
    <meta:editing-cycles>49</meta:editing-cycles>
    <meta:generator>LibreOffice/4.2.8.2$Linux_x86 LibreOffice_project/420m0$Build-2</meta:generator>
    <meta:document-statistic meta:object-count="100"/>
  </office:meta>
</office:document-meta>
</file>